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Deuterium Purification Plant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/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28">
            <text:p>128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16">
            <text:p>116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95">
            <text:p>95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PPF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PPF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 table:number-rows-repeated="104846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21:37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1T02:41:42</dc:date>
    <meta:editing-duration>PT5H29M57S</meta:editing-duration>
    <meta:editing-cycles>129</meta:editing-cycles>
    <meta:generator>LibreOffice/3.6$Linux_X86_64 LibreOffice_project/360m1$Build-2</meta:generator>
    <meta:document-statistic meta:table-count="1" meta:cell-count="254" meta:object-count="0"/>
  </office:meta>
</office:document-meta>
</file>